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T12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7" style:parent-style-name="Policepardéfaut" style:family="text"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1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GB" style:language-asian="fr" style:country-asian="FR"/>
    </style:style>
    <style:style style:name="P39" style:parent-style-name="PréformatéHTML" style:family="paragraph">
      <style:text-properties fo:language="en" fo:country="GB"/>
    </style:style>
    <style:style style:name="P40" style:parent-style-name="PréformatéHTML" style:family="paragraph">
      <style:text-properties fo:language="en" fo:country="GB"/>
    </style:style>
    <style:style style:name="P41" style:parent-style-name="PréformatéHTML" style:family="paragraph">
      <style:text-properties fo:language="en" fo:country="GB"/>
    </style:style>
    <style:style style:name="P42" style:parent-style-name="PréformatéHTML" style:family="paragraph">
      <style:text-properties fo:language="en" fo:country="GB"/>
    </style:style>
    <style:style style:name="P43" style:parent-style-name="PréformatéHTML" style:family="paragraph">
      <style:text-properties fo:language="en" fo:country="GB"/>
    </style:style>
    <style:style style:name="P44" style:parent-style-name="PréformatéHTML" style:family="paragraph">
      <style:text-properties fo:language="it" fo:country="IT"/>
    </style:style>
    <style:style style:name="P45" style:parent-style-name="PréformatéHTML" style:family="paragraph">
      <style:text-properties fo:language="it" fo:country="IT"/>
    </style:style>
    <style:style style:name="P46" style:parent-style-name="PréformatéHTML" style:family="paragraph">
      <style:text-properties fo:language="it" fo:country="IT"/>
    </style:style>
    <style:style style:name="P47" style:parent-style-name="PréformatéHTML" style:family="paragraph">
      <style:text-properties fo:language="en" fo:country="GB"/>
    </style:style>
    <style:style style:name="P48" style:parent-style-name="PréformatéHTML" style:family="paragraph">
      <style:text-properties fo:language="en" fo:country="GB"/>
    </style:style>
    <style:style style:name="P49" style:parent-style-name="PréformatéHTML" style:family="paragraph">
      <style:text-properties fo:language="en" fo:country="GB"/>
    </style:style>
    <style:style style:name="P50" style:parent-style-name="PréformatéHTML" style:family="paragraph">
      <style:text-properties fo:language="en" fo:country="GB"/>
    </style:style>
    <style:style style:name="P51" style:parent-style-name="PréformatéHTML" style:family="paragraph">
      <style:text-properties fo:language="en" fo:country="GB"/>
    </style:style>
    <style:style style:name="P52" style:parent-style-name="PréformatéHTML" style:family="paragraph">
      <style:text-properties fo:language="en" fo:country="GB"/>
    </style:style>
    <style:style style:name="P53" style:parent-style-name="PréformatéHTML" style:family="paragraph">
      <style:text-properties fo:language="en" fo:country="GB"/>
    </style:style>
    <style:style style:name="P54" style:parent-style-name="PréformatéHTML" style:family="paragraph">
      <style:text-properties fo:language="en" fo:country="GB"/>
    </style:style>
    <style:style style:name="P55" style:parent-style-name="PréformatéHTML" style:family="paragraph">
      <style:text-properties fo:language="en" fo:country="GB"/>
    </style:style>
    <style:style style:name="P56" style:parent-style-name="PréformatéHTML" style:family="paragraph">
      <style:text-properties fo:language="en" fo:country="GB"/>
    </style:style>
    <style:style style:name="P57" style:parent-style-name="PréformatéHTML" style:family="paragraph">
      <style:text-properties fo:language="en" fo:country="GB"/>
    </style:style>
    <style:style style:name="P58" style:parent-style-name="PréformatéHTML" style:family="paragraph">
      <style:text-properties fo:language="en" fo:country="GB"/>
    </style:style>
    <style:style style:name="P59" style:parent-style-name="PréformatéHTML" style:family="paragraph">
      <style:text-properties fo:language="de" fo:country="DE"/>
    </style:style>
    <style:style style:name="P60" style:parent-style-name="PréformatéHTML" style:family="paragraph">
      <style:text-properties fo:language="de" fo:country="DE"/>
    </style:style>
    <style:style style:name="P61" style:parent-style-name="PréformatéHTML" style:family="paragraph">
      <style:text-properties fo:language="de" fo:country="DE"/>
    </style:style>
    <style:style style:name="P62" style:parent-style-name="PréformatéHTML" style:family="paragraph">
      <style:text-properties fo:language="de" fo:country="DE"/>
    </style:style>
    <style:style style:name="P63" style:parent-style-name="PréformatéHTML" style:family="paragraph">
      <style:text-properties fo:language="en" fo:country="GB"/>
    </style:style>
    <style:style style:name="P64" style:parent-style-name="PréformatéHTML" style:family="paragraph">
      <style:text-properties fo:language="en" fo:country="GB"/>
    </style:style>
    <style:style style:name="P65" style:parent-style-name="PréformatéHTML" style:family="paragraph">
      <style:text-properties fo:language="en" fo:country="GB"/>
    </style:style>
    <style:style style:name="P66" style:parent-style-name="PréformatéHTML" style:family="paragraph">
      <style:text-properties fo:language="en" fo:country="GB"/>
    </style:style>
    <style:style style:name="P67" style:parent-style-name="PréformatéHTML" style:family="paragraph">
      <style:text-properties fo:language="en" fo:country="GB"/>
    </style:style>
    <style:style style:name="P68" style:parent-style-name="PréformatéHTML" style:family="paragraph">
      <style:text-properties fo:language="en" fo:country="GB"/>
    </style:style>
    <style:style style:name="P69" style:parent-style-name="PréformatéHTML" style:family="paragraph">
      <style:text-properties fo:language="en" fo:country="GB"/>
    </style:style>
    <style:style style:name="P70" style:parent-style-name="PréformatéHTML" style:family="paragraph">
      <style:text-properties fo:language="en" fo:country="GB"/>
    </style:style>
    <style:style style:name="P71" style:parent-style-name="PréformatéHTML" style:family="paragraph">
      <style:text-properties fo:language="en" fo:country="GB"/>
    </style:style>
    <style:style style:name="P72" style:parent-style-name="PréformatéHTML" style:family="paragraph">
      <style:text-properties fo:language="en" fo:country="GB"/>
    </style:style>
    <style:style style:name="P73" style:parent-style-name="PréformatéHTML" style:family="paragraph">
      <style:text-properties fo:language="en" fo:country="GB"/>
    </style:style>
    <style:style style:name="P74" style:parent-style-name="PréformatéHTML" style:family="paragraph">
      <style:text-properties fo:language="en" fo:country="GB"/>
    </style:style>
    <style:style style:name="P75" style:parent-style-name="PréformatéHTML" style:family="paragraph">
      <style:text-properties fo:language="en" fo:country="GB"/>
    </style:style>
    <style:style style:name="P76" style:parent-style-name="PréformatéHTML" style:family="paragraph">
      <style:text-properties fo:language="en" fo:country="GB"/>
    </style:style>
    <style:style style:name="P77" style:parent-style-name="PréformatéHTML" style:family="paragraph">
      <style:text-properties fo:language="en" fo:country="GB"/>
    </style:style>
    <style:style style:name="P78" style:parent-style-name="PréformatéHTML" style:family="paragraph">
      <style:text-properties fo:language="en" fo:country="GB"/>
    </style:style>
    <style:style style:name="P79" style:parent-style-name="PréformatéHTML" style:family="paragraph">
      <style:text-properties fo:language="en" fo:country="GB"/>
    </style:style>
    <style:style style:name="P80" style:parent-style-name="PréformatéHTML" style:family="paragraph">
      <style:text-properties fo:language="en" fo:country="GB"/>
    </style:style>
    <style:style style:name="P81" style:parent-style-name="PréformatéHTML" style:family="paragraph">
      <style:text-properties fo:language="de" fo:country="DE"/>
    </style:style>
    <style:style style:name="P82" style:parent-style-name="PréformatéHTML" style:family="paragraph">
      <style:text-properties fo:language="de" fo:country="DE"/>
    </style:style>
    <style:style style:name="P83" style:parent-style-name="PréformatéHTML" style:family="paragraph">
      <style:text-properties fo:language="de" fo:country="DE"/>
    </style:style>
    <style:style style:name="P84" style:parent-style-name="PréformatéHTML" style:family="paragraph">
      <style:text-properties fo:language="de" fo:country="DE"/>
    </style:style>
    <style:style style:name="P85" style:parent-style-name="PréformatéHTML" style:family="paragraph">
      <style:text-properties fo:language="en" fo:country="GB"/>
    </style:style>
    <style:style style:name="P86" style:parent-style-name="PréformatéHTML" style:family="paragraph">
      <style:text-properties fo:language="en" fo:country="GB"/>
    </style:style>
    <style:style style:name="P87" style:parent-style-name="PréformatéHTML" style:family="paragraph">
      <style:text-properties fo:language="en" fo:country="GB"/>
    </style:style>
    <style:style style:name="P88" style:parent-style-name="PréformatéHTML" style:family="paragraph">
      <style:text-properties fo:language="en" fo:country="GB"/>
    </style:style>
    <style:style style:name="P89" style:parent-style-name="PréformatéHTML" style:family="paragraph">
      <style:text-properties fo:language="en" fo:country="GB"/>
    </style:style>
    <style:style style:name="P90" style:parent-style-name="PréformatéHTML" style:family="paragraph">
      <style:text-properties fo:language="en" fo:country="GB"/>
    </style:style>
    <style:style style:name="P91" style:parent-style-name="PréformatéHTML" style:family="paragraph">
      <style:text-properties fo:language="en" fo:country="GB"/>
    </style:style>
    <style:style style:name="P92" style:parent-style-name="PréformatéHTML" style:family="paragraph">
      <style:text-properties fo:language="en" fo:country="GB"/>
    </style:style>
    <style:style style:name="P93" style:parent-style-name="PréformatéHTML" style:family="paragraph">
      <style:text-properties fo:language="en" fo:country="GB"/>
    </style:style>
    <style:style style:name="P94" style:parent-style-name="PréformatéHTML" style:family="paragraph">
      <style:text-properties fo:language="en" fo:country="GB"/>
    </style:style>
    <style:style style:name="P95" style:parent-style-name="PréformatéHTML" style:family="paragraph">
      <style:text-properties fo:language="en" fo:country="GB"/>
    </style:style>
    <style:style style:name="P96" style:parent-style-name="PréformatéHTML" style:family="paragraph">
      <style:text-properties fo:language="en" fo:country="GB"/>
    </style:style>
    <style:style style:name="P97" style:parent-style-name="PréformatéHTML" style:family="paragraph">
      <style:text-properties fo:language="en" fo:country="GB"/>
    </style:style>
    <style:style style:name="P98" style:parent-style-name="PréformatéHTML" style:family="paragraph">
      <style:text-properties fo:language="en" fo:country="GB"/>
    </style:style>
    <style:style style:name="P99" style:parent-style-name="PréformatéHTML" style:family="paragraph">
      <style:text-properties fo:language="en" fo:country="GB"/>
    </style:style>
    <style:style style:name="P100" style:parent-style-name="PréformatéHTML" style:family="paragraph">
      <style:text-properties fo:language="en" fo:country="GB"/>
    </style:style>
    <style:style style:name="P101" style:parent-style-name="PréformatéHTML" style:family="paragraph">
      <style:text-properties fo:language="en" fo:country="GB"/>
    </style:style>
    <style:style style:name="P102" style:parent-style-name="PréformatéHTML" style:family="paragraph">
      <style:text-properties fo:language="en" fo:country="GB"/>
    </style:style>
    <style:style style:name="P103" style:parent-style-name="PréformatéHTML" style:family="paragraph">
      <style:text-properties fo:language="en" fo:country="GB"/>
    </style:style>
    <style:style style:name="P104" style:parent-style-name="PréformatéHTML" style:family="paragraph">
      <style:text-properties fo:language="en" fo:country="GB"/>
    </style:style>
    <style:style style:name="P105" style:parent-style-name="PréformatéHTML" style:family="paragraph">
      <style:text-properties fo:language="en" fo:country="GB"/>
    </style:style>
    <style:style style:name="P106" style:parent-style-name="PréformatéHTML" style:family="paragraph">
      <style:text-properties fo:language="en" fo:country="GB"/>
    </style:style>
    <style:style style:name="P107" style:parent-style-name="PréformatéHTML" style:family="paragraph">
      <style:text-properties fo:language="en" fo:country="GB"/>
    </style:style>
    <style:style style:name="P108" style:parent-style-name="PréformatéHTML" style:family="paragraph">
      <style:text-properties fo:language="it" fo:country="IT"/>
    </style:style>
    <style:style style:name="P109" style:parent-style-name="PréformatéHTML" style:family="paragraph">
      <style:text-properties fo:language="it" fo:country="IT"/>
    </style:style>
    <style:style style:name="P110" style:parent-style-name="PréformatéHTML" style:family="paragraph">
      <style:text-properties fo:language="it" fo:country="IT"/>
    </style:style>
    <style:style style:name="P111" style:parent-style-name="PréformatéHTML" style:family="paragraph">
      <style:text-properties fo:language="en" fo:country="GB"/>
    </style:style>
    <style:style style:name="P112" style:parent-style-name="PréformatéHTML" style:family="paragraph">
      <style:text-properties fo:language="en" fo:country="GB"/>
    </style:style>
    <style:style style:name="P113" style:parent-style-name="PréformatéHTML" style:family="paragraph">
      <style:text-properties fo:language="en" fo:country="GB"/>
    </style:style>
    <style:style style:name="P114" style:parent-style-name="PréformatéHTML" style:family="paragraph">
      <style:text-properties fo:language="en" fo:country="GB"/>
    </style:style>
    <style:style style:name="P115" style:parent-style-name="Normal" style:family="paragraph">
      <style:text-properties fo:language="en" fo:country="GB"/>
    </style:style>
  </office:automatic-styles>
  <office:body>
    <office:text text:use-soft-page-breaks="true">
      <text:p text:style-name="P1">categories = [</text:p>
      <text:p text:style-name="P2"><text:s text:c="4"/>"BEER",</text:p>
      <text:p text:style-name="P3"><text:s text:c="4"/>"BREAKFAST FOODS - FROZEN",</text:p>
      <text:p text:style-name="P4"><text:s text:c="4"/>"CANDY",</text:p>
      <text:p text:style-name="P5"><text:s text:c="4"/>"CONDIMENTS, GRAVIES, AND SAUCES",</text:p>
      <text:p text:style-name="P6"><text:s text:c="4"/>"COOKIES",</text:p>
      <text:p text:style-name="P7"><text:s text:c="4"/>"COT CHEESE, SOUR CREAM, TOPPINGS",</text:p>
      <text:p text:style-name="P8"><text:s text:c="4"/>"COUGH AND COLD REMEDIES",</text:p>
      <text:p text:style-name="P9"><text:s text:c="4"/>"DEODORANT",</text:p>
      <text:p text:style-name="P10"><text:span text:style-name="T11"><text:s text:c="4"/></text:span><text:span text:style-name="T12">"DESSERTS, GELATINS, SYRUP",</text:span></text:p>
      <text:p text:style-name="P13"><text:s text:c="4"/>"DESSERTS/FRUITS/TOPPINGS-FROZEN",</text:p>
      <text:p text:style-name="P14"><text:s text:c="4"/>"DISPOSABLE DIAPERS",</text:p>
      <text:p text:style-name="P15"><text:span text:style-name="T16"><text:s text:c="4"/></text:span><text:span text:style-name="T17">"DRESSINGS/SALADS/PREP FOODS-DELI",</text:span></text:p>
      <text:p text:style-name="P18"><text:s text:c="4"/>"GRT CARDS/PARTY NEEDS/NOVELTIES",</text:p>
      <text:p text:style-name="P19"><text:s text:c="4"/>"ICE CREAM, NOVELTIES",</text:p>
      <text:p text:style-name="P20"><text:s text:c="4"/>"JAMS, JELLIES, SPREADS",</text:p>
      <text:p text:style-name="P21"><text:s text:c="4"/>"JUICE, DRINKS - CANNED, BOTTLED",</text:p>
      <text:p text:style-name="P22"><text:s text:c="4"/>"MILK",</text:p>
      <text:p text:style-name="P23"><text:s text:c="4"/>"PAPER PRODUCTS",</text:p>
      <text:p text:style-name="P24"><text:s text:c="4"/>"PIZZA/SNACKS/HORS DOEUVRES-FRZN",</text:p>
      <text:p text:style-name="P25"><text:s text:c="4"/>"PREPARED FOOD-DRY MIXES",</text:p>
      <text:p text:style-name="P26"><text:s text:c="4"/>"PREPARED FOOD-READY-TO-SERVE", #&lt;- pb</text:p>
      <text:p text:style-name="P27"><text:s text:c="4"/>"SEAFOOD - CANNED",</text:p>
      <text:p text:style-name="P28"><text:s text:c="4"/>"SNACKS",</text:p>
      <text:p text:style-name="P29"><text:s text:c="4"/>"SPICES, SEASONINGS, EXTRACTS",</text:p>
      <text:p text:style-name="P30"><text:s text:c="4"/>"UNPREP MEAT/POULTRY/SEAFOOD-FRZN",</text:p>
      <text:p text:style-name="P31"><text:s text:c="4"/>"VEGETABLES - CANNED", #&lt;- pb</text:p>
      <text:p text:style-name="P32"><text:s text:c="4"/>"VEGETABLES-FROZEN",</text:p>
      <text:p text:style-name="P33"><text:s text:c="4"/>"WRAPPING MATERIALS AND BAGS",</text:p>
      <text:p text:style-name="P34">]</text:p>
      <text:p text:style-name="P35"/>
      <text:p text:style-name="P36">=========================================================</text:p>
      <text:p text:style-name="P37">BEER</text:p>
      <text:p text:style-name="P38">Coef/err : 1.7699313380581578</text:p>
      <text:p text:style-name="P39">=========================================================</text:p>
      <text:p text:style-name="P40">CANDY</text:p>
      <text:p text:style-name="P41">Coef/err : 1.5976554099472868</text:p>
      <text:p text:style-name="P42">=========================================================</text:p>
      <text:p text:style-name="P43">CONDIMENTS, GRAVIES, AND SAUCES</text:p>
      <text:p text:style-name="P44">Coef : 0.047932573112551724</text:p>
      <text:p text:style-name="P45">Coef/err : 3.3709699195727443</text:p>
      <text:p text:style-name="P46">CI_up : 0.01978731986300919</text:p>
      <text:p text:style-name="P47">CI_down : 0.07685461115344405</text:p>
      <text:p text:style-name="P48">=========================================================</text:p>
      <text:p text:style-name="P49">COOKIES</text:p>
      <text:p text:style-name="P50">Coef : 0.03207010259584164</text:p>
      <text:p text:style-name="P51">Coef/err : 2.4409294442673803</text:p>
      <text:p text:style-name="P52">CI_up : 0.006234196055677321</text:p>
      <text:p text:style-name="P53">CI_down : 0.0585693676954433</text:p>
      <text:p text:style-name="P54">=========================================================</text:p>
      <text:p text:style-name="P55">COT CHEESE, SOUR CREAM, TOPPINGS</text:p>
      <text:p text:style-name="P56">Coef/err : 1.6201006823775532</text:p>
      <text:p text:style-name="P57">=========================================================</text:p>
      <text:p text:style-name="P58">COUGH AND COLD REMEDIES</text:p>
      <text:p text:style-name="P59">Coef/err : 0.9828627360930963</text:p>
      <text:p text:style-name="P60">=========================================================</text:p>
      <text:p text:style-name="P61">DEODORANT</text:p>
      <text:p text:style-name="P62">Coef/err : 0.6798106764330721</text:p>
      <text:p text:style-name="P63">=========================================================</text:p>
      <text:p text:style-name="P64">DESSERTS, GELATINS, SYRUP</text:p>
      <text:p text:style-name="P65">Coef/err : 1.715680838547009</text:p>
      <text:soft-page-break/>
      <text:p text:style-name="P66">=========================================================</text:p>
      <text:p text:style-name="P67">DESSERTS/FRUITS/TOPPINGS-FROZEN</text:p>
      <text:p text:style-name="P68">Coef/err : 1.107630329761057</text:p>
      <text:p text:style-name="P69">remaining_c_county_list len : 0</text:p>
      <text:p text:style-name="P70">=========================================================</text:p>
      <text:p text:style-name="P71">DRESSINGS/SALADS/PREP FOODS-DELI</text:p>
      <text:p text:style-name="P72">Coef/err : 1.9791769363687866</text:p>
      <text:p text:style-name="P73">=========================================================</text:p>
      <text:p text:style-name="P74">ICE CREAM, NOVELTIES</text:p>
      <text:p text:style-name="P75">Coef/err : 0.7724050734830005</text:p>
      <text:p text:style-name="P76">=========================================================</text:p>
      <text:p text:style-name="P77">JAMS, JELLIES, SPREADS</text:p>
      <text:p text:style-name="P78">Coef/err : 1.8025156274116145</text:p>
      <text:p text:style-name="P79">=========================================================</text:p>
      <text:p text:style-name="P80">JUICE, DRINKS - CANNED, BOTTLED</text:p>
      <text:p text:style-name="P81">Coef/err : 0.0027562157701562775</text:p>
      <text:p text:style-name="P82">=========================================================</text:p>
      <text:p text:style-name="P83">MILK</text:p>
      <text:p text:style-name="P84">Coef/err : 1.393616301290139</text:p>
      <text:p text:style-name="P85">=========================================================</text:p>
      <text:p text:style-name="P86">PAPER PRODUCTS</text:p>
      <text:p text:style-name="P87">Coef : 0.08266158223535269</text:p>
      <text:p text:style-name="P88">Coef/err : 4.178230535668869</text:p>
      <text:p text:style-name="P89">CI_up : 0.04306181063737946</text:p>
      <text:p text:style-name="P90">CI_down : 0.12376475650287011</text:p>
      <text:p text:style-name="P91">=========================================================</text:p>
      <text:p text:style-name="P92">PREPARED FOOD-DRY MIXES</text:p>
      <text:p text:style-name="P93">Coef/err : 1.3748562436818226</text:p>
      <text:p text:style-name="P94">=========================================================</text:p>
      <text:p text:style-name="P95">PREPARED FOOD-READY-TO-SERVE</text:p>
      <text:p text:style-name="P96">Coef/err : 1.085565439723006</text:p>
      <text:p text:style-name="P97">=========================================================</text:p>
      <text:p text:style-name="P98">SEAFOOD - CANNED</text:p>
      <text:p text:style-name="P99">Coef/err : 0.03573539694835385</text:p>
      <text:p text:style-name="P100">=========================================================</text:p>
      <text:p text:style-name="P101">SNACKS</text:p>
      <text:p text:style-name="P102">Coef : 0.028800160123925167</text:p>
      <text:p text:style-name="P103">Coef/err : 2.24832546625103</text:p>
      <text:p text:style-name="P104">CI_up : 0.003646122631704385</text:p>
      <text:p text:style-name="P105">CI_down : 0.05458462460419722</text:p>
      <text:p text:style-name="P106">=========================================================</text:p>
      <text:p text:style-name="P107">UNPREP MEAT/POULTRY/SEAFOOD-FRZN</text:p>
      <text:p text:style-name="P108">Coef : -0.037876075001027076</text:p>
      <text:p text:style-name="P109">Coef/err : 2.6247533915830172</text:p>
      <text:p text:style-name="P110">CI_up : -0.06522280974013506</text:p>
      <text:p text:style-name="P111">CI_down : -0.009729316567841373</text:p>
      <text:p text:style-name="P112">=========================================================</text:p>
      <text:p text:style-name="P113">VEGETABLES - CANNED</text:p>
      <text:p text:style-name="P114">Coef/err : 0.5578422851783501</text:p>
      <text:p text:style-name="PréformatéHTML">=========================================================</text:p>
      <text:p text:style-name="PréformatéHTML">VEGETABLES-FROZEN</text:p>
      <text:p text:style-name="PréformatéHTML">Coef/err : 1.602765655292847</text:p>
      <text:p text:style-name="PréformatéHTML">=========================================================</text:p>
      <text:p text:style-name="PréformatéHTML">WRAPPING MATERIALS AND BAGS</text:p>
      <text:p text:style-name="PréformatéHTML">Coef/err : 0.8698443690922716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nès Narduzzi--Minatchy</meta:initial-creator>
    <dc:creator>Inès Narduzzi--Minatchy</dc:creator>
    <meta:creation-date>2022-11-09T22:28:00Z</meta:creation-date>
    <dc:date>2022-11-09T22:38:00Z</dc:date>
    <meta:template xlink:href="Normal" xlink:type="simple"/>
    <meta:editing-cycles>2</meta:editing-cycles>
    <meta:editing-duration>PT0S</meta:editing-duration>
    <meta:document-statistic meta:page-count="2" meta:paragraph-count="7" meta:word-count="586" meta:character-count="3806" meta:row-count="26" meta:non-whitespace-character-count="3227"/>
  </office:meta>
</office:document-meta>
</file>